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officeooo:rsid="000ca595"/>
    </style:style>
    <style:style style:name="T29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30" style:family="text">
      <style:text-properties officeooo:rsid="000d3009"/>
    </style:style>
    <style:style style:name="T31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32" style:family="text">
      <style:text-properties fo:font-weight="normal" loext:padding="0cm" loext:border="none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Arial1"/>
    </style:style>
    <style:style style:name="T35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31">Selecciona las arquitecturas y tecnologías de programación sobre clientes Web, identificando y analizando las capacidades y características de cada una. </text:span></text:span><text:span text:style-name="A1"><text:span text:style-name="T29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30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28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32"/></text:span></text:p>
      <text:list text:style-name="L2">
        <text:list-item>
          <text:p text:style-name="P29"><text:span text:style-name="Source_20_Text"><text:span text:style-name="T27">Escribir un programa que pregunte por consola por los productos de una cesta de la compra, separados por comas, y muestre por pantalla cada uno de los productos en una línea distinta.</text:span></text:span><text:span text:style-name="Source_20_Text"><text:span text:style-name="T23"> </text:span></text:span></text:p>
        </text:list-item>
      </text:list>
      <text:p text:style-name="P25"><text:span text:style-name="Source_20_Text"><text:span text:style-name="T14"/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01:30.787000000</dc:date>
    <meta:editing-duration>PT20H4M59S</meta:editing-duration>
    <meta:editing-cycles>28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66" meta:character-count="1039" meta:non-whitespace-character-count="887"/>
  </office:meta>
</office:document-meta>
</file>